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 C (pf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]*0.000000000001" office:value-type="float" office:value="0.000000000001" calcext:value-type="float">
            <text:p>1E-012</text:p>
          </table:table-cell>
        </table:table-row>
        <table:table-row table:style-name="ro1">
          <table:table-cell office:value-type="string" calcext:value-type="string">
            <text:p>Ref I (uA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]*0.000001"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Ref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3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 F MHz</text:p>
          </table:table-cell>
          <table:table-cell table:number-columns-repeated="2"/>
          <table:table-cell table:formula="of:=([.D2]/(2*[.D1]*[.D3]))/1000000" office:value-type="float" office:value="18.6046511627907" calcext:value-type="float">
            <text:p>18.60465116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C (pf)</text:p>
          </table:table-cell>
          <table:table-cell office:value-type="float" office:value="30.034" calcext:value-type="float">
            <text:p>30.034</text:p>
          </table:table-cell>
          <table:table-cell/>
          <table:table-cell table:formula="of:=[.B7]*0.000000000001" office:value-type="float" office:value="0.000000000030034" calcext:value-type="float">
            <text:p>3.0034E-011</text:p>
          </table:table-cell>
        </table:table-row>
        <table:table-row table:style-name="ro1">
          <table:table-cell office:value-type="string" calcext:value-type="string">
            <text:p>Ext I (uA)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]*0.000001" office:value-type="float" office:value="0.000008" calcext:value-type="float">
            <text:p>0.000008</text:p>
          </table:table-cell>
        </table:table-row>
        <table:table-row table:style-name="ro1">
          <table:table-cell office:value-type="string" calcext:value-type="string">
            <text:p>Ext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9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F MHz</text:p>
          </table:table-cell>
          <table:table-cell table:number-columns-repeated="2"/>
          <table:table-cell table:formula="of:=([.D8]/(2*[.D7]*[.D9]))/1000000" office:value-type="float" office:value="0.309726496017692" calcext:value-type="float">
            <text:p>0.3097264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an cou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d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a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pling T (uS)</text:p>
          </table:table-cell>
          <table:table-cell table:formula="of:=([.B15]*[.B13])/[.D11]" office:value-type="float" office:value="103.31696" calcext:value-type="float">
            <text:p>103.3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F</text:p>
          </table:table-cell>
          <table:table-cell table:formula="of:=1000000/[.B17]" office:value-type="float" office:value="9678.95300055286" calcext:value-type="float">
            <text:p>9678.953000552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corded sample F (Hz)</text:p>
          </table:table-cell>
          <table:table-cell office:value-type="float" office:value="4839.5" calcext:value-type="float">
            <text:p>48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 frequency (Hz)</text:p>
          </table:table-cell>
          <table:table-cell table:formula="of:=[.B21]*[.B14]*[.B13]" office:value-type="float" office:value="154864" calcext:value-type="float">
            <text:p>154864</text:p>
          </table:table-cell>
          <table:table-cell/>
          <table:table-cell office:value-type="string" calcext:value-type="string">
            <text:p>Recorded F * electrodes * scan count</text:p>
          </table:table-cell>
        </table:table-row>
        <table:table-row table:style-name="ro1">
          <table:table-cell office:value-type="string" calcext:value-type="string">
            <text:p>Ext osc frequency (Hz)</text:p>
          </table:table-cell>
          <table:table-cell table:formula="of:=[.B22]*[.B15]" office:value-type="float" office:value="309728" calcext:value-type="float">
            <text:p>309728</text:p>
          </table:table-cell>
          <table:table-cell/>
          <table:table-cell office:value-type="string" calcext:value-type="string">
            <text:p>Scan frequency * prescale</text:p>
          </table:table-cell>
        </table:table-row>
        <table:table-row table:style-name="ro1">
          <table:table-cell office:value-type="string" calcext:value-type="string">
            <text:p>Capacitance (F)</text:p>
          </table:table-cell>
          <table:table-cell table:formula="of:=[.D8]/(2*[.B23]*[.D9])" office:value-type="float" office:value="0.0000000000300338541604096" calcext:value-type="float">
            <text:p>3.00338541604096E-011</text:p>
          </table:table-cell>
          <table:table-cell/>
          <table:table-cell office:value-type="string" calcext:value-type="string">
            <text:p>I / (2 * ScanF * deltaV)</text:p>
          </table:table-cell>
        </table:table-row>
        <table:table-row table:style-name="ro1">
          <table:table-cell office:value-type="string" calcext:value-type="string">
            <text:p>Capacitance (pF)</text:p>
          </table:table-cell>
          <table:table-cell table:formula="of:=[.B24]*1000000000000" office:value-type="float" office:value="30.0338541604096" calcext:value-type="float">
            <text:p>30.0338541604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SI scan coun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I presc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Timestamps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ea9250</text:p>
          </table:table-cell>
          <table:table-cell table:formula="of:=HEX2DEC(MID([.C3];3;8))" office:value-type="float" office:value="183145040" calcext:value-type="float">
            <text:p>183145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Timestamps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f3bc3f</text:p>
          </table:table-cell>
          <table:table-cell table:formula="of:=HEX2DEC(MID([.C4];3;8))" office:value-type="float" office:value="183745599" calcext:value-type="float">
            <text:p>183745599</text:p>
          </table:table-cell>
          <table:table-cell table:formula="of:=[.D4]-[.D3]" office:value-type="float" office:value="600559" calcext:value-type="float">
            <text:p>600559</text:p>
          </table:table-cell>
          <table:table-cell table:formula="of:=ROUND(48000000/[.E4];2)" office:value-type="float" office:value="79.93" calcext:value-type="float">
            <text:p>79.93</text:p>
          </table:table-cell>
          <table:table-cell/>
        </table:table-row>
        <table:table-row table:style-name="ro1">
          <table:table-cell office:value-type="string" calcext:value-type="string">
            <text:p>perfTimestamps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fcf969</text:p>
          </table:table-cell>
          <table:table-cell table:formula="of:=HEX2DEC(MID([.C5];3;8))" office:value-type="float" office:value="184351081" calcext:value-type="float">
            <text:p>184351081</text:p>
          </table:table-cell>
          <table:table-cell table:formula="of:=[.D5]-[.D4]" office:value-type="float" office:value="605482" calcext:value-type="float">
            <text:p>605482</text:p>
          </table:table-cell>
          <table:table-cell table:formula="of:=ROUND(48000000/[.E5];2)" office:value-type="float" office:value="79.28" calcext:value-type="float">
            <text:p>79.28</text:p>
          </table:table-cell>
          <table:table-cell/>
        </table:table-row>
        <table:table-row table:style-name="ro1">
          <table:table-cell office:value-type="string" calcext:value-type="string">
            <text:p>perfTimestamps[4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064c12</text:p>
          </table:table-cell>
          <table:table-cell table:formula="of:=HEX2DEC(MID([.C6];3;8))" office:value-type="float" office:value="184962066" calcext:value-type="float">
            <text:p>184962066</text:p>
          </table:table-cell>
          <table:table-cell table:formula="of:=[.D6]-[.D5]" office:value-type="float" office:value="610985" calcext:value-type="float">
            <text:p>610985</text:p>
          </table:table-cell>
          <table:table-cell table:formula="of:=ROUND(48000000/[.E6];2)" office:value-type="float" office:value="78.56" calcext:value-type="float">
            <text:p>78.56</text:p>
          </table:table-cell>
          <table:table-cell/>
        </table:table-row>
        <table:table-row table:style-name="ro1">
          <table:table-cell office:value-type="string" calcext:value-type="string">
            <text:p>perfTimestamps[5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0f4ea2</text:p>
          </table:table-cell>
          <table:table-cell table:formula="of:=HEX2DEC(MID([.C7];3;8))" office:value-type="float" office:value="185552546" calcext:value-type="float">
            <text:p>185552546</text:p>
          </table:table-cell>
          <table:table-cell table:formula="of:=[.D7]-[.D6]" office:value-type="float" office:value="590480" calcext:value-type="float">
            <text:p>590480</text:p>
          </table:table-cell>
          <table:table-cell table:formula="of:=ROUND(48000000/[.E7];2)" office:value-type="float" office:value="81.29" calcext:value-type="float">
            <text:p>81.29</text:p>
          </table:table-cell>
          <table:table-cell/>
        </table:table-row>
        <table:table-row table:style-name="ro1">
          <table:table-cell office:value-type="string" calcext:value-type="string">
            <text:p>perfTimestamps[6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18a045</text:p>
          </table:table-cell>
          <table:table-cell table:formula="of:=HEX2DEC(MID([.C8];3;8))" office:value-type="float" office:value="186163269" calcext:value-type="float">
            <text:p>186163269</text:p>
          </table:table-cell>
          <table:table-cell table:formula="of:=[.D8]-[.D7]" office:value-type="float" office:value="610723" calcext:value-type="float">
            <text:p>610723</text:p>
          </table:table-cell>
          <table:table-cell table:formula="of:=ROUND(48000000/[.E8];2)" office:value-type="float" office:value="78.6" calcext:value-type="float">
            <text:p>78.6</text:p>
          </table:table-cell>
          <table:table-cell/>
        </table:table-row>
        <table:table-row table:style-name="ro1">
          <table:table-cell office:value-type="string" calcext:value-type="string">
            <text:p>perfTimestamps[7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21b675</text:p>
          </table:table-cell>
          <table:table-cell table:formula="of:=HEX2DEC(MID([.C9];3;8))" office:value-type="float" office:value="186758773" calcext:value-type="float">
            <text:p>186758773</text:p>
          </table:table-cell>
          <table:table-cell table:formula="of:=[.D9]-[.D8]" office:value-type="float" office:value="595504" calcext:value-type="float">
            <text:p>595504</text:p>
          </table:table-cell>
          <table:table-cell table:formula="of:=ROUND(48000000/[.E9];2)" office:value-type="float" office:value="80.6" calcext:value-type="float">
            <text:p>80.6</text:p>
          </table:table-cell>
          <table:table-cell/>
        </table:table-row>
        <table:table-row table:style-name="ro1">
          <table:table-cell office:value-type="string" calcext:value-type="string">
            <text:p>perfTimestamps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2b0608</text:p>
          </table:table-cell>
          <table:table-cell table:formula="of:=HEX2DEC(MID([.C10];3;8))" office:value-type="float" office:value="187368968" calcext:value-type="float">
            <text:p>187368968</text:p>
          </table:table-cell>
          <table:table-cell table:formula="of:=[.D10]-[.D9]" office:value-type="float" office:value="610195" calcext:value-type="float">
            <text:p>610195</text:p>
          </table:table-cell>
          <table:table-cell table:formula="of:=ROUND(48000000/[.E10];2)" office:value-type="float" office:value="78.66" calcext:value-type="float">
            <text:p>78.66</text:p>
          </table:table-cell>
          <table:table-cell table:formula="of:=AVERAGE([.F4:.F10])" office:value-type="float" office:value="79.56" calcext:value-type="float">
            <text:p>79.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stamp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1c0bb</text:p>
          </table:table-cell>
          <table:table-cell table:formula="of:=HEX2DEC(MID([.C12];3;8))" office:value-type="float" office:value="176275643" calcext:value-type="float">
            <text:p>176275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tamp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1e861</text:p>
          </table:table-cell>
          <table:table-cell table:formula="of:=HEX2DEC(MID([.C13];3;8))" office:value-type="float" office:value="176285793" calcext:value-type="float">
            <text:p>176285793</text:p>
          </table:table-cell>
          <table:table-cell table:formula="of:=[.D13]-[.D12]" office:value-type="float" office:value="10150" calcext:value-type="float">
            <text:p>10150</text:p>
          </table:table-cell>
          <table:table-cell table:formula="of:=ROUND(48000000/[.E13];2)" office:value-type="float" office:value="4729.06" calcext:value-type="float">
            <text:p>4729.06</text:p>
          </table:table-cell>
          <table:table-cell/>
        </table:table-row>
        <table:table-row table:style-name="ro1">
          <table:table-cell office:value-type="string" calcext:value-type="string">
            <text:p>timestamp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20fff</text:p>
          </table:table-cell>
          <table:table-cell table:formula="of:=HEX2DEC(MID([.C14];3;8))" office:value-type="float" office:value="176295935" calcext:value-type="float">
            <text:p>176295935</text:p>
          </table:table-cell>
          <table:table-cell table:formula="of:=[.D14]-[.D13]" office:value-type="float" office:value="10142" calcext:value-type="float">
            <text:p>10142</text:p>
          </table:table-cell>
          <table:table-cell table:formula="of:=ROUND(48000000/[.E14];2)" office:value-type="float" office:value="4732.79" calcext:value-type="float">
            <text:p>4732.79</text:p>
          </table:table-cell>
          <table:table-cell/>
        </table:table-row>
        <table:table-row table:style-name="ro1">
          <table:table-cell office:value-type="string" calcext:value-type="string">
            <text:p>timestamp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23792</text:p>
          </table:table-cell>
          <table:table-cell table:formula="of:=HEX2DEC(MID([.C15];3;8))" office:value-type="float" office:value="176306066" calcext:value-type="float">
            <text:p>176306066</text:p>
          </table:table-cell>
          <table:table-cell table:formula="of:=[.D15]-[.D14]" office:value-type="float" office:value="10131" calcext:value-type="float">
            <text:p>10131</text:p>
          </table:table-cell>
          <table:table-cell table:formula="of:=ROUND(48000000/[.E15];2)" office:value-type="float" office:value="4737.93" calcext:value-type="float">
            <text:p>4737.93</text:p>
          </table:table-cell>
          <table:table-cell table:formula="of:=AVERAGE([.F13:.F15])" office:value-type="float" office:value="4733.26" calcext:value-type="float">
            <text:p>4733.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SI scan coun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I prescal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Timestamps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057dde</text:p>
          </table:table-cell>
          <table:table-cell table:formula="of:=HEX2DEC(MID([.C19];3;8))" office:value-type="float" office:value="201686494" calcext:value-type="float">
            <text:p>201686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Timestamps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0e8221</text:p>
          </table:table-cell>
          <table:table-cell table:formula="of:=HEX2DEC(MID([.C20];3;8))" office:value-type="float" office:value="202277409" calcext:value-type="float">
            <text:p>202277409</text:p>
          </table:table-cell>
          <table:table-cell table:formula="of:=[.D20]-[.D19]" office:value-type="float" office:value="590915" calcext:value-type="float">
            <text:p>590915</text:p>
          </table:table-cell>
          <table:table-cell table:formula="of:=ROUND(48000000/[.E20];2)" office:value-type="float" office:value="81.23" calcext:value-type="float">
            <text:p>81.23</text:p>
          </table:table-cell>
          <table:table-cell/>
        </table:table-row>
        <table:table-row table:style-name="ro1">
          <table:table-cell office:value-type="string" calcext:value-type="string">
            <text:p>perfTimestamps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17be13</text:p>
          </table:table-cell>
          <table:table-cell table:formula="of:=HEX2DEC(MID([.C21];3;8))" office:value-type="float" office:value="202882579" calcext:value-type="float">
            <text:p>202882579</text:p>
          </table:table-cell>
          <table:table-cell table:formula="of:=[.D21]-[.D20]" office:value-type="float" office:value="605170" calcext:value-type="float">
            <text:p>605170</text:p>
          </table:table-cell>
          <table:table-cell table:formula="of:=ROUND(48000000/[.E21];2)" office:value-type="float" office:value="79.32" calcext:value-type="float">
            <text:p>79.32</text:p>
          </table:table-cell>
          <table:table-cell/>
        </table:table-row>
        <table:table-row table:style-name="ro1">
          <table:table-cell office:value-type="string" calcext:value-type="string">
            <text:p>perfTimestamps[4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20fc60</text:p>
          </table:table-cell>
          <table:table-cell table:formula="of:=HEX2DEC(MID([.C22];3;8))" office:value-type="float" office:value="203488352" calcext:value-type="float">
            <text:p>203488352</text:p>
          </table:table-cell>
          <table:table-cell table:formula="of:=[.D22]-[.D21]" office:value-type="float" office:value="605773" calcext:value-type="float">
            <text:p>605773</text:p>
          </table:table-cell>
          <table:table-cell table:formula="of:=ROUND(48000000/[.E22];2)" office:value-type="float" office:value="79.24" calcext:value-type="float">
            <text:p>79.24</text:p>
          </table:table-cell>
          <table:table-cell/>
        </table:table-row>
        <table:table-row table:style-name="ro1">
          <table:table-cell office:value-type="string" calcext:value-type="string">
            <text:p>perfTimestamps[5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2a0ef0</text:p>
          </table:table-cell>
          <table:table-cell table:formula="of:=HEX2DEC(MID([.C23];3;8))" office:value-type="float" office:value="204082928" calcext:value-type="float">
            <text:p>204082928</text:p>
          </table:table-cell>
          <table:table-cell table:formula="of:=[.D23]-[.D22]" office:value-type="float" office:value="594576" calcext:value-type="float">
            <text:p>594576</text:p>
          </table:table-cell>
          <table:table-cell table:formula="of:=ROUND(48000000/[.E23];2)" office:value-type="float" office:value="80.73" calcext:value-type="float">
            <text:p>80.73</text:p>
          </table:table-cell>
          <table:table-cell/>
        </table:table-row>
        <table:table-row table:style-name="ro1">
          <table:table-cell office:value-type="string" calcext:value-type="string">
            <text:p>perfTimestamps[6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33668f</text:p>
          </table:table-cell>
          <table:table-cell table:formula="of:=HEX2DEC(MID([.C24];3;8))" office:value-type="float" office:value="204695183" calcext:value-type="float">
            <text:p>204695183</text:p>
          </table:table-cell>
          <table:table-cell table:formula="of:=[.D24]-[.D23]" office:value-type="float" office:value="612255" calcext:value-type="float">
            <text:p>612255</text:p>
          </table:table-cell>
          <table:table-cell table:formula="of:=ROUND(48000000/[.E24];2)" office:value-type="float" office:value="78.4" calcext:value-type="float">
            <text:p>78.4</text:p>
          </table:table-cell>
          <table:table-cell/>
        </table:table-row>
        <table:table-row table:style-name="ro1">
          <table:table-cell office:value-type="string" calcext:value-type="string">
            <text:p>perfTimestamps[7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3c76e1</text:p>
          </table:table-cell>
          <table:table-cell table:formula="of:=HEX2DEC(MID([.C25];3;8))" office:value-type="float" office:value="205289185" calcext:value-type="float">
            <text:p>205289185</text:p>
          </table:table-cell>
          <table:table-cell table:formula="of:=[.D25]-[.D24]" office:value-type="float" office:value="594002" calcext:value-type="float">
            <text:p>594002</text:p>
          </table:table-cell>
          <table:table-cell table:formula="of:=ROUND(48000000/[.E25];2)" office:value-type="float" office:value="80.81" calcext:value-type="float">
            <text:p>80.81</text:p>
          </table:table-cell>
          <table:table-cell/>
        </table:table-row>
        <table:table-row table:style-name="ro1">
          <table:table-cell office:value-type="string" calcext:value-type="string">
            <text:p>perfTimestamps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45a52a</text:p>
          </table:table-cell>
          <table:table-cell table:formula="of:=HEX2DEC(MID([.C26];3;8))" office:value-type="float" office:value="205890858" calcext:value-type="float">
            <text:p>205890858</text:p>
          </table:table-cell>
          <table:table-cell table:formula="of:=[.D26]-[.D25]" office:value-type="float" office:value="601673" calcext:value-type="float">
            <text:p>601673</text:p>
          </table:table-cell>
          <table:table-cell table:formula="of:=ROUND(48000000/[.E26];2)" office:value-type="float" office:value="79.78" calcext:value-type="float">
            <text:p>79.78</text:p>
          </table:table-cell>
          <table:table-cell table:formula="of:=AVERAGE([.F20:.F26])" office:value-type="float" office:value="79.93" calcext:value-type="float">
            <text:p>79.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stamp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9b753b</text:p>
          </table:table-cell>
          <table:table-cell table:formula="of:=HEX2DEC(MID([.C28];3;8))" office:value-type="float" office:value="194737467" calcext:value-type="float">
            <text:p>194737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tamp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9bbc85</text:p>
          </table:table-cell>
          <table:table-cell table:formula="of:=HEX2DEC(MID([.C29];3;8))" office:value-type="float" office:value="194755717" calcext:value-type="float">
            <text:p>194755717</text:p>
          </table:table-cell>
          <table:table-cell table:formula="of:=[.D29]-[.D28]" office:value-type="float" office:value="18250" calcext:value-type="float">
            <text:p>18250</text:p>
          </table:table-cell>
          <table:table-cell table:formula="of:=ROUND(48000000/[.E29];2)" office:value-type="float" office:value="2630.14" calcext:value-type="float">
            <text:p>2630.14</text:p>
          </table:table-cell>
          <table:table-cell/>
        </table:table-row>
        <table:table-row table:style-name="ro1">
          <table:table-cell office:value-type="string" calcext:value-type="string">
            <text:p>timestamp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9c03c3</text:p>
          </table:table-cell>
          <table:table-cell table:formula="of:=HEX2DEC(MID([.C30];3;8))" office:value-type="float" office:value="194773955" calcext:value-type="float">
            <text:p>194773955</text:p>
          </table:table-cell>
          <table:table-cell table:formula="of:=[.D30]-[.D29]" office:value-type="float" office:value="18238" calcext:value-type="float">
            <text:p>18238</text:p>
          </table:table-cell>
          <table:table-cell table:formula="of:=ROUND(48000000/[.E30];2)" office:value-type="float" office:value="2631.87" calcext:value-type="float">
            <text:p>2631.87</text:p>
          </table:table-cell>
          <table:table-cell/>
        </table:table-row>
        <table:table-row table:style-name="ro1">
          <table:table-cell office:value-type="string" calcext:value-type="string">
            <text:p>timestamp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9c4b0e</text:p>
          </table:table-cell>
          <table:table-cell table:formula="of:=HEX2DEC(MID([.C31];3;8))" office:value-type="float" office:value="194792206" calcext:value-type="float">
            <text:p>194792206</text:p>
          </table:table-cell>
          <table:table-cell table:formula="of:=[.D31]-[.D30]" office:value-type="float" office:value="18251" calcext:value-type="float">
            <text:p>18251</text:p>
          </table:table-cell>
          <table:table-cell table:formula="of:=ROUND(48000000/[.E31];2)" office:value-type="float" office:value="2629.99" calcext:value-type="float">
            <text:p>2629.99</text:p>
          </table:table-cell>
          <table:table-cell table:formula="of:=AVERAGE([.F29:.F31])" office:value-type="float" office:value="2630.66666666667" calcext:value-type="float">
            <text:p>2630.66666666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SI scan coun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I prescal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Timestamps[7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184647</text:p>
          </table:table-cell>
          <table:table-cell table:formula="of:=HEX2DEC(MID([.C35];3;8))" office:value-type="float" office:value="219694663" calcext:value-type="float">
            <text:p>219694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Timestamps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2180ca</text:p>
          </table:table-cell>
          <table:table-cell table:formula="of:=HEX2DEC(MID([.C36];3;8))" office:value-type="float" office:value="220299466" calcext:value-type="float">
            <text:p>220299466</text:p>
          </table:table-cell>
          <table:table-cell table:formula="of:=[.D36]-[.D35]" office:value-type="float" office:value="604803" calcext:value-type="float">
            <text:p>604803</text:p>
          </table:table-cell>
          <table:table-cell table:formula="of:=ROUND(48000000/[.E36];2)" office:value-type="float" office:value="79.36" calcext:value-type="float">
            <text:p>79.36</text:p>
          </table:table-cell>
          <table:table-cell/>
        </table:table-row>
        <table:table-row table:style-name="ro1">
          <table:table-cell office:value-type="string" calcext:value-type="string">
            <text:p>perfTimestamps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2a7624</text:p>
          </table:table-cell>
          <table:table-cell table:formula="of:=HEX2DEC(MID([.C37];3;8))" office:value-type="float" office:value="220886564" calcext:value-type="float">
            <text:p>220886564</text:p>
          </table:table-cell>
          <table:table-cell table:formula="of:=[.D37]-[.D36]" office:value-type="float" office:value="587098" calcext:value-type="float">
            <text:p>587098</text:p>
          </table:table-cell>
          <table:table-cell table:formula="of:=ROUND(48000000/[.E37];2)" office:value-type="float" office:value="81.76" calcext:value-type="float">
            <text:p>81.76</text:p>
          </table:table-cell>
          <table:table-cell/>
        </table:table-row>
        <table:table-row table:style-name="ro1">
          <table:table-cell office:value-type="string" calcext:value-type="string">
            <text:p>perfTimestamps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33a965</text:p>
          </table:table-cell>
          <table:table-cell table:formula="of:=HEX2DEC(MID([.C38];3;8))" office:value-type="float" office:value="221489509" calcext:value-type="float">
            <text:p>221489509</text:p>
          </table:table-cell>
          <table:table-cell table:formula="of:=[.D38]-[.D37]" office:value-type="float" office:value="602945" calcext:value-type="float">
            <text:p>602945</text:p>
          </table:table-cell>
          <table:table-cell table:formula="of:=ROUND(48000000/[.E38];2)" office:value-type="float" office:value="79.61" calcext:value-type="float">
            <text:p>79.61</text:p>
          </table:table-cell>
          <table:table-cell/>
        </table:table-row>
        <table:table-row table:style-name="ro1">
          <table:table-cell office:value-type="string" calcext:value-type="string">
            <text:p>perfTimestamps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3cd7ab</text:p>
          </table:table-cell>
          <table:table-cell table:formula="of:=HEX2DEC(MID([.C39];3;8))" office:value-type="float" office:value="222091179" calcext:value-type="float">
            <text:p>222091179</text:p>
          </table:table-cell>
          <table:table-cell table:formula="of:=[.D39]-[.D38]" office:value-type="float" office:value="601670" calcext:value-type="float">
            <text:p>601670</text:p>
          </table:table-cell>
          <table:table-cell table:formula="of:=ROUND(48000000/[.E39];2)" office:value-type="float" office:value="79.78" calcext:value-type="float">
            <text:p>79.78</text:p>
          </table:table-cell>
          <table:table-cell/>
        </table:table-row>
        <table:table-row table:style-name="ro1">
          <table:table-cell office:value-type="string" calcext:value-type="string">
            <text:p>perfTimestamps[4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460426</text:p>
          </table:table-cell>
          <table:table-cell table:formula="of:=HEX2DEC(MID([.C40];3;8))" office:value-type="float" office:value="222692390" calcext:value-type="float">
            <text:p>222692390</text:p>
          </table:table-cell>
          <table:table-cell table:formula="of:=[.D40]-[.D39]" office:value-type="float" office:value="601211" calcext:value-type="float">
            <text:p>601211</text:p>
          </table:table-cell>
          <table:table-cell table:formula="of:=ROUND(48000000/[.E40];2)" office:value-type="float" office:value="79.84" calcext:value-type="float">
            <text:p>79.84</text:p>
          </table:table-cell>
          <table:table-cell/>
        </table:table-row>
        <table:table-row table:style-name="ro1">
          <table:table-cell office:value-type="string" calcext:value-type="string">
            <text:p>perfTimestamps[5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4f4e9f</text:p>
          </table:table-cell>
          <table:table-cell table:formula="of:=HEX2DEC(MID([.C41];3;8))" office:value-type="float" office:value="223301279" calcext:value-type="float">
            <text:p>223301279</text:p>
          </table:table-cell>
          <table:table-cell table:formula="of:=[.D41]-[.D40]" office:value-type="float" office:value="608889" calcext:value-type="float">
            <text:p>608889</text:p>
          </table:table-cell>
          <table:table-cell table:formula="of:=ROUND(48000000/[.E41];2)" office:value-type="float" office:value="78.83" calcext:value-type="float">
            <text:p>78.83</text:p>
          </table:table-cell>
          <table:table-cell/>
        </table:table-row>
        <table:table-row table:style-name="ro1">
          <table:table-cell office:value-type="string" calcext:value-type="string">
            <text:p>perfTimestamps[6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d584d8f</text:p>
          </table:table-cell>
          <table:table-cell table:formula="of:=HEX2DEC(MID([.C42];3;8))" office:value-type="float" office:value="223890831" calcext:value-type="float">
            <text:p>223890831</text:p>
          </table:table-cell>
          <table:table-cell table:formula="of:=[.D42]-[.D41]" office:value-type="float" office:value="589552" calcext:value-type="float">
            <text:p>589552</text:p>
          </table:table-cell>
          <table:table-cell table:formula="of:=ROUND(48000000/[.E42];2)" office:value-type="float" office:value="81.42" calcext:value-type="float">
            <text:p>81.42</text:p>
          </table:table-cell>
          <table:table-cell table:formula="of:=AVERAGE([.F36:.F42])" office:value-type="float" office:value="80.0857142857143" calcext:value-type="float">
            <text:p>80.08571428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stamp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ad63da</text:p>
          </table:table-cell>
          <table:table-cell table:formula="of:=HEX2DEC(MID([.C44];3;8))" office:value-type="float" office:value="212689882" calcext:value-type="float">
            <text:p>212689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tamp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adea4e</text:p>
          </table:table-cell>
          <table:table-cell table:formula="of:=HEX2DEC(MID([.C45];3;8))" office:value-type="float" office:value="212724302" calcext:value-type="float">
            <text:p>212724302</text:p>
          </table:table-cell>
          <table:table-cell table:formula="of:=[.D45]-[.D44]" office:value-type="float" office:value="34420" calcext:value-type="float">
            <text:p>34420</text:p>
          </table:table-cell>
          <table:table-cell table:formula="of:=ROUND(48000000/[.E45];2)" office:value-type="float" office:value="1394.54" calcext:value-type="float">
            <text:p>1394.54</text:p>
          </table:table-cell>
          <table:table-cell/>
        </table:table-row>
        <table:table-row table:style-name="ro1">
          <table:table-cell office:value-type="string" calcext:value-type="string">
            <text:p>timestamp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ae70cb</text:p>
          </table:table-cell>
          <table:table-cell table:formula="of:=HEX2DEC(MID([.C46];3;8))" office:value-type="float" office:value="212758731" calcext:value-type="float">
            <text:p>212758731</text:p>
          </table:table-cell>
          <table:table-cell table:formula="of:=[.D46]-[.D45]" office:value-type="float" office:value="34429" calcext:value-type="float">
            <text:p>34429</text:p>
          </table:table-cell>
          <table:table-cell table:formula="of:=ROUND(48000000/[.E46];2)" office:value-type="float" office:value="1394.17" calcext:value-type="float">
            <text:p>1394.17</text:p>
          </table:table-cell>
          <table:table-cell/>
        </table:table-row>
        <table:table-row table:style-name="ro1">
          <table:table-cell office:value-type="string" calcext:value-type="string">
            <text:p>timestamp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caef738</text:p>
          </table:table-cell>
          <table:table-cell table:formula="of:=HEX2DEC(MID([.C47];3;8))" office:value-type="float" office:value="212793144" calcext:value-type="float">
            <text:p>212793144</text:p>
          </table:table-cell>
          <table:table-cell table:formula="of:=[.D47]-[.D46]" office:value-type="float" office:value="34413" calcext:value-type="float">
            <text:p>34413</text:p>
          </table:table-cell>
          <table:table-cell table:formula="of:=ROUND(48000000/[.E47];2)" office:value-type="float" office:value="1394.82" calcext:value-type="float">
            <text:p>1394.82</text:p>
          </table:table-cell>
          <table:table-cell table:formula="of:=AVERAGE([.F45:.F47])" office:value-type="float" office:value="1394.51" calcext:value-type="float">
            <text:p>1394.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SI scan coun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I presc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Timestamps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f122df</text:p>
          </table:table-cell>
          <table:table-cell table:formula="of:=HEX2DEC(MID([.C51];3;8))" office:value-type="float" office:value="183575263" calcext:value-type="float">
            <text:p>18357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Timestamps[4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fa5128</text:p>
          </table:table-cell>
          <table:table-cell table:formula="of:=HEX2DEC(MID([.C52];3;8))" office:value-type="float" office:value="184176936" calcext:value-type="float">
            <text:p>184176936</text:p>
          </table:table-cell>
          <table:table-cell table:formula="of:=[.D52]-[.D51]" office:value-type="float" office:value="601673" calcext:value-type="float">
            <text:p>601673</text:p>
          </table:table-cell>
          <table:table-cell table:formula="of:=ROUND(48000000/[.E52];2)" office:value-type="float" office:value="79.78" calcext:value-type="float">
            <text:p>79.78</text:p>
          </table:table-cell>
          <table:table-cell/>
        </table:table-row>
        <table:table-row table:style-name="ro1">
          <table:table-cell office:value-type="string" calcext:value-type="string">
            <text:p>perfTimestamps[5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037f16</text:p>
          </table:table-cell>
          <table:table-cell table:formula="of:=HEX2DEC(MID([.C53];3;8))" office:value-type="float" office:value="184778518" calcext:value-type="float">
            <text:p>184778518</text:p>
          </table:table-cell>
          <table:table-cell table:formula="of:=[.D53]-[.D52]" office:value-type="float" office:value="601582" calcext:value-type="float">
            <text:p>601582</text:p>
          </table:table-cell>
          <table:table-cell table:formula="of:=ROUND(48000000/[.E53];2)" office:value-type="float" office:value="79.79" calcext:value-type="float">
            <text:p>79.79</text:p>
          </table:table-cell>
          <table:table-cell/>
        </table:table-row>
        <table:table-row table:style-name="ro1">
          <table:table-cell office:value-type="string" calcext:value-type="string">
            <text:p>perfTimestamps[6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0cad55</text:p>
          </table:table-cell>
          <table:table-cell table:formula="of:=HEX2DEC(MID([.C54];3;8))" office:value-type="float" office:value="185380181" calcext:value-type="float">
            <text:p>185380181</text:p>
          </table:table-cell>
          <table:table-cell table:formula="of:=[.D54]-[.D53]" office:value-type="float" office:value="601663" calcext:value-type="float">
            <text:p>601663</text:p>
          </table:table-cell>
          <table:table-cell table:formula="of:=ROUND(48000000/[.E54];2)" office:value-type="float" office:value="79.78" calcext:value-type="float">
            <text:p>79.78</text:p>
          </table:table-cell>
          <table:table-cell/>
        </table:table-row>
        <table:table-row table:style-name="ro1">
          <table:table-cell office:value-type="string" calcext:value-type="string">
            <text:p>perfTimestamps[7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15db3f</text:p>
          </table:table-cell>
          <table:table-cell table:formula="of:=HEX2DEC(MID([.C55];3;8))" office:value-type="float" office:value="185981759" calcext:value-type="float">
            <text:p>185981759</text:p>
          </table:table-cell>
          <table:table-cell table:formula="of:=[.D55]-[.D54]" office:value-type="float" office:value="601578" calcext:value-type="float">
            <text:p>601578</text:p>
          </table:table-cell>
          <table:table-cell table:formula="of:=ROUND(48000000/[.E55];2)" office:value-type="float" office:value="79.79" calcext:value-type="float">
            <text:p>79.79</text:p>
          </table:table-cell>
          <table:table-cell/>
        </table:table-row>
        <table:table-row table:style-name="ro1">
          <table:table-cell office:value-type="string" calcext:value-type="string">
            <text:p>perfTimestamps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1f14e6</text:p>
          </table:table-cell>
          <table:table-cell table:formula="of:=HEX2DEC(MID([.C56];3;8))" office:value-type="float" office:value="186586342" calcext:value-type="float">
            <text:p>186586342</text:p>
          </table:table-cell>
          <table:table-cell table:formula="of:=[.D56]-[.D55]" office:value-type="float" office:value="604583" calcext:value-type="float">
            <text:p>604583</text:p>
          </table:table-cell>
          <table:table-cell table:formula="of:=ROUND(48000000/[.E56];2)" office:value-type="float" office:value="79.39" calcext:value-type="float">
            <text:p>79.39</text:p>
          </table:table-cell>
          <table:table-cell/>
        </table:table-row>
        <table:table-row table:style-name="ro1">
          <table:table-cell office:value-type="string" calcext:value-type="string">
            <text:p>perfTimestamps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28854b</text:p>
          </table:table-cell>
          <table:table-cell table:formula="of:=HEX2DEC(MID([.C57];3;8))" office:value-type="float" office:value="187204939" calcext:value-type="float">
            <text:p>187204939</text:p>
          </table:table-cell>
          <table:table-cell table:formula="of:=[.D57]-[.D56]" office:value-type="float" office:value="618597" calcext:value-type="float">
            <text:p>618597</text:p>
          </table:table-cell>
          <table:table-cell table:formula="of:=ROUND(48000000/[.E57];2)" office:value-type="float" office:value="77.59" calcext:value-type="float">
            <text:p>77.59</text:p>
          </table:table-cell>
          <table:table-cell/>
        </table:table-row>
        <table:table-row table:style-name="ro1">
          <table:table-cell office:value-type="string" calcext:value-type="string">
            <text:p>perfTimestamps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b31d0ad</text:p>
          </table:table-cell>
          <table:table-cell table:formula="of:=HEX2DEC(MID([.C58];3;8))" office:value-type="float" office:value="187814061" calcext:value-type="float">
            <text:p>187814061</text:p>
          </table:table-cell>
          <table:table-cell table:formula="of:=[.D58]-[.D57]" office:value-type="float" office:value="609122" calcext:value-type="float">
            <text:p>609122</text:p>
          </table:table-cell>
          <table:table-cell table:formula="of:=ROUND(48000000/[.E58];2)" office:value-type="float" office:value="78.8" calcext:value-type="float">
            <text:p>78.8</text:p>
          </table:table-cell>
          <table:table-cell table:formula="of:=AVERAGE([.F52:.F58])" office:value-type="float" office:value="79.2742857142857" calcext:value-type="float">
            <text:p>79.27428571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stamp[1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55323</text:p>
          </table:table-cell>
          <table:table-cell table:formula="of:=HEX2DEC(MID([.C60];3;8))" office:value-type="float" office:value="176509731" calcext:value-type="float">
            <text:p>176509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tamp[2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65952</text:p>
          </table:table-cell>
          <table:table-cell table:formula="of:=HEX2DEC(MID([.C61];3;8))" office:value-type="float" office:value="176576850" calcext:value-type="float">
            <text:p>176576850</text:p>
          </table:table-cell>
          <table:table-cell table:formula="of:=[.D61]-[.D60]" office:value-type="float" office:value="67119" calcext:value-type="float">
            <text:p>67119</text:p>
          </table:table-cell>
          <table:table-cell table:formula="of:=ROUND(48000000/[.E61];2)" office:value-type="float" office:value="715.15" calcext:value-type="float">
            <text:p>715.15</text:p>
          </table:table-cell>
          <table:table-cell/>
        </table:table-row>
        <table:table-row table:style-name="ro1">
          <table:table-cell office:value-type="string" calcext:value-type="string">
            <text:p>timestamp[3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75e72</text:p>
          </table:table-cell>
          <table:table-cell table:formula="of:=HEX2DEC(MID([.C62];3;8))" office:value-type="float" office:value="176643698" calcext:value-type="float">
            <text:p>176643698</text:p>
          </table:table-cell>
          <table:table-cell table:formula="of:=[.D62]-[.D61]" office:value-type="float" office:value="66848" calcext:value-type="float">
            <text:p>66848</text:p>
          </table:table-cell>
          <table:table-cell table:formula="of:=ROUND(48000000/[.E62];2)" office:value-type="float" office:value="718.05" calcext:value-type="float">
            <text:p>718.05</text:p>
          </table:table-cell>
          <table:table-cell/>
        </table:table-row>
        <table:table-row table:style-name="ro1">
          <table:table-cell office:value-type="string" calcext:value-type="string">
            <text:p>timestamp[0]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0xa8863aa</text:p>
          </table:table-cell>
          <table:table-cell table:formula="of:=HEX2DEC(MID([.C63];3;8))" office:value-type="float" office:value="176710570" calcext:value-type="float">
            <text:p>176710570</text:p>
          </table:table-cell>
          <table:table-cell table:formula="of:=[.D63]-[.D62]" office:value-type="float" office:value="66872" calcext:value-type="float">
            <text:p>66872</text:p>
          </table:table-cell>
          <table:table-cell table:formula="of:=ROUND(48000000/[.E63];2)" office:value-type="float" office:value="717.79" calcext:value-type="float">
            <text:p>717.79</text:p>
          </table:table-cell>
          <table:table-cell table:formula="of:=AVERAGE([.F61:.F63])" office:value-type="float" office:value="716.996666666667" calcext:value-type="float">
            <text:p>716.9966666667</text:p>
          </table:table-cell>
        </table:table-row>
      </table:table>
      <table:named-expressions/>
      <table:database-ranges>
        <table:database-range table:name="__Anonymous_Sheet_DB__1" table:target-range-address="Sheet2.A60:Sheet2.AMJ6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6:24:48.161598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06:29.032164425</meta:creation-date>
    <dc:date>2016-09-24T17:16:17.419750419</dc:date>
    <meta:editing-duration>PT41M13S</meta:editing-duration>
    <meta:editing-cycles>13</meta:editing-cycles>
    <meta:generator>LibreOffice/4.2.8.2$Linux_X86_64 LibreOffice_project/420m0$Build-2</meta:generator>
    <meta:document-statistic meta:table-count="2" meta:cell-count="341" meta:object-count="0"/>
  </office:meta>
</office:document-meta>
</file>